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302cm" style:use-optimal-column-width="false"/>
    </style:style>
    <style:style style:name="co2" style:family="table-column">
      <style:table-column-properties style:column-width="5.44cm" style:use-optimal-column-width="false"/>
    </style:style>
    <style:style style:name="co3" style:family="table-column">
      <style:table-column-properties style:column-width="5.441cm" style:use-optimal-column-width="false"/>
    </style:style>
    <style:style style:name="co4" style:family="table-column">
      <style:table-column-properties style:column-width="3.44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237cm" style:use-optimal-column-width="false"/>
    </style:style>
    <style:style style:name="co7" style:family="table-column">
      <style:table-column-properties style:column-width="4.824cm" style:use-optimal-column-width="false"/>
    </style:style>
    <style:style style:name="co8" style:family="table-column">
      <style:table-column-properties style:column-width="4.057cm" style:use-optimal-column-width="false"/>
    </style:style>
    <style:style style:name="co9" style:family="table-column">
      <style:table-column-properties style:column-width="3.902cm" style:use-optimal-column-width="false"/>
    </style:style>
    <style:style style:name="co10" style:family="table-column">
      <style:table-column-properties style:column-width="4.442cm" style:use-optimal-column-width="false"/>
    </style:style>
    <style:style style:name="co11" style:family="table-column">
      <style:table-column-properties style:column-width="4.28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7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ategorical En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One Hot Encoding</text:p>
          </draw:text-box>
        </draw:frame>
        <draw:frame draw:style-name="standard" draw:layer="layout" svg:width="2.301cm" svg:height="5.831cm" svg:x="1.698cm" svg:y="3.1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ol1</text:p>
              </table:table-cell>
            </table:table-row>
            <table:table-row table:style-name="ro1">
              <table:table-cell table:style-name="gray2">
                <text:p>Alpha</text:p>
              </table:table-cell>
            </table:table-row>
            <table:table-row table:style-name="ro1">
              <table:table-cell table:style-name="gray1">
                <text:p>Beta</text:p>
              </table:table-cell>
            </table:table-row>
            <table:table-row table:style-name="ro1">
              <table:table-cell table:style-name="gray2">
                <text:p>Alpha</text:p>
              </table:table-cell>
            </table:table-row>
            <table:table-row table:style-name="ro1">
              <table:table-cell table:style-name="gray1">
                <text:p>Beta</text:p>
              </table:table-cell>
            </table:table-row>
            <table:table-row table:style-name="ro1">
              <table:table-cell table:style-name="gray2">
                <text:p>Beta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3" draw:layer="layout" svg:x1="5cm" svg:y1="5.5cm" svg:x2="11.5cm" svg:y2="5.5cm">
          <text:p/>
        </draw:line>
        <draw:frame draw:style-name="standard" draw:layer="layout" svg:width="10.88cm" svg:height="5.831cm" svg:x="13.119cm" svg:y="3.14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>Col1_alpha</text:p>
              </table:table-cell>
              <table:table-cell>
                <text:p>Col1_bet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25cm" svg:height="1.673cm" svg:x="1cm" svg:y="10cm">
          <draw:text-box>
            <text:p>Why the name “One-Hot”?</text:p>
            <text:p>Because in the output table, in a row only a single 1 is th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One Hot Encoding</text:p>
          </draw:text-box>
        </draw:frame>
        <draw:frame draw:style-name="standard" draw:layer="layout" svg:width="3.443cm" svg:height="6.803cm" svg:x="1cm" svg:y="3.067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gray3">
                <text:p>col1</text:p>
              </table:table-cell>
            </table:table-row>
            <table:table-row table:style-name="ro1">
              <table:table-cell table:style-name="gray2">
                <text:p>Alpha</text:p>
              </table:table-cell>
            </table:table-row>
            <table:table-row table:style-name="ro1">
              <table:table-cell table:style-name="gray1">
                <text:p>Beta</text:p>
              </table:table-cell>
            </table:table-row>
            <table:table-row table:style-name="ro1">
              <table:table-cell table:style-name="gray2">
                <text:p>Alpha</text:p>
              </table:table-cell>
            </table:table-row>
            <table:table-row table:style-name="ro1">
              <table:table-cell table:style-name="gray1">
                <text:p>Beta</text:p>
              </table:table-cell>
            </table:table-row>
            <table:table-row table:style-name="ro1">
              <table:table-cell table:style-name="gray2">
                <text:p>Beta</text:p>
              </table:table-cell>
            </table:table-row>
            <table:table-row table:style-name="ro1">
              <table:table-cell table:style-name="gray1">
                <text:p>Gamma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3" draw:layer="layout" svg:x1="5cm" svg:y1="5.5cm" svg:x2="11.5cm" svg:y2="5.5cm">
          <text:p/>
        </draw:line>
        <draw:frame draw:style-name="standard" draw:layer="layout" svg:width="13.465cm" svg:height="5.831cm" svg:x="12.223cm" svg:y="2.7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gray3">
              <table:table-cell>
                <text:p>Col1_alpha</text:p>
              </table:table-cell>
              <table:table-cell>
                <text:p>Col1_beta</text:p>
              </table:table-cell>
              <table:table-cell>
                <text:p>Col1_gamm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rop_first </text:p>
          </draw:text-box>
        </draw:frame>
        <draw:frame draw:style-name="standard" draw:layer="layout" svg:width="12.4cm" svg:height="5.831cm" svg:x="0.186cm" svg:y="2.60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2" table:default-cell-style-name="gray3">
              <table:table-cell>
                <text:p>Col1_alpha</text:p>
              </table:table-cell>
              <table:table-cell>
                <text:p>Col1_beta</text:p>
              </table:table-cell>
              <table:table-cell>
                <text:p>Col1_gamm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565cm" svg:height="5.831cm" svg:x="19.195cm" svg:y="2.675cm">
          <table:table table:template-name="default" table:use-first-row-styles="true" table:use-banding-rows-styles="true">
            <table:table-column table:style-name="co11"/>
            <table:table-column table:style-name="co11"/>
            <table:table-row table:style-name="ro1" table:default-cell-style-name="gray3">
              <table:table-cell>
                <text:p>Col1_beta</text:p>
              </table:table-cell>
              <table:table-cell>
                <text:p>Col1_gamma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3" draw:layer="layout" svg:x1="13cm" svg:y1="5.5cm" svg:x2="18.5cm" svg:y2="5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rdinalEncoder and LabelEncoding</text:p>
          </draw:text-box>
        </draw:frame>
        <draw:frame draw:style-name="gr5" draw:text-style-name="P4" draw:layer="layout" svg:width="26cm" svg:height="4.517cm" svg:x="0.5cm" svg:y="2.5cm">
          <draw:text-box>
            <text:p>They are both same.</text:p>
            <text:p>Except OrdinalEncoder is used on features while LabelEncoder is used on target.</text:p>
            <text:p/>
            <text:p>They sort the data in alphabetical order and assign the numbers 0 to n-1 to those valu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<text:span text:style-name="T1">Four Types of Orders While Doing OrdinalEncoding</text:span></text:p>
          </draw:text-box>
        </draw:frame>
        <draw:frame draw:style-name="gr3" draw:text-style-name="P4" draw:layer="layout" svg:width="23.5cm" svg:height="3.095cm" svg:x="1.5cm" svg:y="3cm">
          <draw:text-box>
            <text:p>1. Alphabetical Ascending</text:p>
            <text:p>2. Alphabetical Descending</text:p>
            <text:p>3. Frequency based sorting in ascending order</text:p>
            <text:p>4. Frequency based sorting in descending or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1T15:35:48.079859000</meta:creation-date>
    <meta:editing-duration>PT31M54S</meta:editing-duration>
    <meta:editing-cycles>10</meta:editing-cycles>
    <meta:generator>LibreOffice/7.3.7.2$Linux_X86_64 LibreOffice_project/30$Build-2</meta:generator>
    <dc:title>Blue Curve</dc:title>
    <dc:date>2023-07-01T16:07:46.687954383</dc:date>
    <meta:document-statistic meta:object-count="65"/>
  </office:meta>
</office:document-meta>
</file>